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a9284" officeooo:paragraph-rsid="000a9284"/>
    </style:style>
    <style:style style:name="P2" style:family="paragraph" style:parent-style-name="Preformatted_20_Text">
      <style:text-properties fo:font-size="15pt" officeooo:rsid="0008ea6a" officeooo:paragraph-rsid="0008ea6a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8ea6a" officeooo:paragraph-rsid="0008ea6a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2">806 頁岩石油發展緊 <text:s/>OPEC地位不保</text:p>
        <text:p text:style-name="P2"/>
        <text:p text:style-name="P2">頁岩石油發展緊 OPEC地位不保</text:p>
        <text:p text:style-name="P2">Ia̍h-gâm tsio̍h-iû huat-tián kín OPEC tē-uī put pó</text:p>
        <text:p text:style-name="P2"/>
        <text:p text:style-name="P2"/>
        <text:p text:style-name="P2"/>
        <text:p text:style-name="P2"/>
        <text:p text:style-name="P2">世界石油價數自舊年大落，</text:p>
        <text:p text:style-name="P2">Sè-kài tsio̍h-iû kè-siàu tsū kū-nî tuā lo̍h, </text:p>
        <text:p text:style-name="P2"/>
        <text:p text:style-name="P2">到今起色有限。</text:p>
        <text:p text:style-name="P2">kàu-tann khí-sik iú-hān. </text:p>
        <text:p text:style-name="P2"/>
        <text:p text:style-name="P2">頂期《經濟學人》週刊一篇文章分析講，</text:p>
        <text:p text:style-name="P2">Tíng kî “King-tsè ha̍k-jîn” tsiu-khan tsi̍t phinn bûn-tsiong hun-sik kóng, </text:p>
        <text:p text:style-name="P2"/>
        <text:p text:style-name="P2">以頁岩石油開採的發展快速等等因素看來，</text:p>
        <text:p text:style-name="P2">í ia̍h-gâm tsio̍h-iû khai-tshái ê huat-tián khuài-sok tíng-tíng in-sòo khuànn--lâi, </text:p>
        <text:p text:style-name="P2"/>
        <text:p text:style-name="P2">油價真可能長期維持目前的水準，</text:p>
        <text:p text:style-name="P2">iû-kè tsin khó-lîng tn̂g-kî î-tshî bo̍k-tsiân ê tsuí-tsún, </text:p>
        <text:p text:style-name="P2"/>
        <text:p text:style-name="P2">石油輸出國家組織（OPEC）操控的優勢不再。</text:p>
        <text:p text:style-name="P2">tsio̍h-iû su-tshut kok-ka tsoo-tsit (OPEC) tshau-khòng ê iu-sè put-tsài. </text:p>
        <text:p text:style-name="P2"/>
        <text:p text:style-name="P2"/>
        <text:p text:style-name="P2">以前，</text:p>
        <text:p text:style-name="P2">Í-tsîng, </text:p>
        <text:p text:style-name="P2"/>
        <text:p text:style-name="P2">若是油價傷低，</text:p>
        <text:p text:style-name="P2">nā-sī iû-kè siunn kē, </text:p>
        <text:p text:style-name="P2"/>
        <text:p text:style-name="P2">OPEC會決定減產，</text:p>
        <text:p text:style-name="P2">OPEC ē kuat-tīng kiám-sán, </text:p>
        <text:p text:style-name="P2"/>
        <text:p text:style-name="P2">來捒懸價數。</text:p>
        <text:p text:style-name="P2">lâi sak kuân kè-siàu. <text:s/></text:p>
        <text:p text:style-name="P2"/>
        <text:p text:style-name="P2">毋過舊年11月，</text:p>
        <text:p text:style-name="P2">M̄-koh kū-nî 11 gue̍h, </text:p>
        <text:p text:style-name="P2"/>
        <text:p text:style-name="P2">油價已經當咧落崎，</text:p>
        <text:p text:style-name="P2">iû-kè í-king tng-teh lo̍h-kiā, </text:p>
        <text:p text:style-name="P2"/>
        <text:p text:style-name="P2">in並無按呢做，</text:p>
        <text:p text:style-name="P2">in pīng bô án-ne tsò, </text:p>
        <text:p text:style-name="P2"/>
        <text:p text:style-name="P2">放予繼續落。</text:p>
        <text:p text:style-name="P2">pàng hōo kè-sio̍k lo̍h. </text:p>
        <text:p text:style-name="P2"/>
        <text:p text:style-name="P2">除了國際政治的考慮，</text:p>
        <text:p text:style-name="P2">Tû-liáu kok-tsè tsìng-tī ê khó-lī, </text:p>
        <text:p text:style-name="P2"/>
        <text:p text:style-name="P2">in嘛想欲以家己成本低的優勢，</text:p>
        <text:p text:style-name="P2">in mā siūnn-beh í ka-kī sîng-pún kē ê iu-sè, </text:p>
        <text:p text:style-name="P2"/>
        <text:p text:style-name="P2">共成本懸的美國頁岩油逼出市場。</text:p>
        <text:p text:style-name="P2">kā sîng-pún kuân ê Bí-kok ia̍h-gâm-iû pik-tshut tshī-tiûnn.</text:p>
        <text:p text:style-name="P2"/>
        <text:p text:style-name="P2"><text:soft-page-break/></text:p>
        <text:p text:style-name="P2">衝擊確實有，</text:p>
        <text:p text:style-name="P2">Tshiong-kik khak-si̍t ū, </text:p>
        <text:p text:style-name="P2"/>
        <text:p text:style-name="P2">一寡美國頁岩油公司袂堪得價數直直落，</text:p>
        <text:p text:style-name="P2">tsi̍t-kuá Bí-kok ia̍h-gâm-iû kong-si bē-kham-tit kè-siàu ti̍t-ti̍t lo̍h, </text:p>
        <text:p text:style-name="P2"/>
        <text:p text:style-name="P2">煞來破產。</text:p>
        <text:p text:style-name="P2">suah lâi phò-sán. </text:p>
        <text:p text:style-name="P2"/>
        <text:p text:style-name="P2">毋過總體講起來，</text:p>
        <text:p text:style-name="P2">M̄-koh tsóng-thé kóng --khí-lâi, </text:p>
        <text:p text:style-name="P2"/>
        <text:p text:style-name="P2">頁岩油產業比原本想的閣較韌命。</text:p>
        <text:p text:style-name="P2">ia̍h-gâm-iû sán-gia̍p pí guân-pún siūnn --ê koh-khah jūn-miā.</text:p>
        <text:p text:style-name="P2"/>
        <text:p text:style-name="P2"/>
        <text:p text:style-name="P2"/>
        <text:p text:style-name="P2"/>
        <text:p text:style-name="P2">上主要原因，</text:p>
        <text:p text:style-name="P2">Siōng tsú-iàu guân-in, </text:p>
        <text:p text:style-name="P2"/>
        <text:p text:style-name="P2">照這篇文章講，</text:p>
        <text:p text:style-name="P2">tsiàu tsit phinn bûn-tsiong kóng, </text:p>
        <text:p text:style-name="P2"/>
        <text:p text:style-name="P2">是技術進步，</text:p>
        <text:p text:style-name="P2">sī ki-su̍t tsìn-pōo, </text:p>
        <text:p text:style-name="P2"/>
        <text:p text:style-name="P2">頁岩油產業的生產力快速提升。</text:p>
        <text:p text:style-name="P2">ia̍h-gâm-iû sán-gia̍p ê sing-sán-li̍k khuài-sok thê-sing. </text:p>
        <text:p text:style-name="P2"/>
        <text:p text:style-name="P2"/>
        <text:p text:style-name="P2"/>
        <text:p text:style-name="P2">比論講，</text:p>
        <text:p text:style-name="P2">Pí-lūn kóng, </text:p>
        <text:p text:style-name="P2"/>
        <text:p text:style-name="P2">挖一口井的時間減少一半。</text:p>
        <text:p text:style-name="P2">óo tsi̍t kháu tsénn ê sî-kan kiám-tsió tsi̍t-puànn. <text:s/></text:p>
        <text:p text:style-name="P2"/>
        <text:p text:style-name="P2">今年投入每一箍美金所生產出來的量，</text:p>
        <text:p text:style-name="P2">Kin-nî tâu-ji̍p muí tsi̍t khoo Bí-kim sóo sing-sán --tshut-lâi ê liōng, </text:p>
        <text:p text:style-name="P2"/>
        <text:p text:style-name="P2">預測會成長65%。</text:p>
        <text:p text:style-name="P2">ī-tshik ē sîng-tióng 65%.</text:p>
        <text:p text:style-name="P2"/>
        <text:p text:style-name="P2"/>
        <text:p text:style-name="P2"/>
        <text:p text:style-name="P2"/>
        <text:p text:style-name="P2">佇今年3月的油價低點，</text:p>
        <text:p text:style-name="P2">Tī kin-nî 3 gue̍h ê iû-kè kē-tiám, </text:p>
        <text:p text:style-name="P2"/>
        <text:p text:style-name="P2">西德州中級原油（WTI）捌落到 44箍美金一桶，</text:p>
        <text:p text:style-name="P2">se tik-tsiu tiong-kip guân-iû (WTI) bat lak kàu 44 khoo Bí-kim tsi̍t tháng, </text:p>
        <text:p text:style-name="P2"/>
        <text:p text:style-name="P2">目前轉來60箍左右，</text:p>
        <text:p text:style-name="P2">bo̍k-tsiân tńg--lâi 60 khoo tsó-iū, </text:p>
        <text:p text:style-name="P2"/>
        <text:p text:style-name="P2">大部分的頁岩油公司猶閣趁有錢。</text:p>
        <text:p text:style-name="P2">tuā-pōo-hūn ê ia̍h-gâm-iû kong-si iáu-koh thàn ū tsînn. <text:s/></text:p>
        <text:p text:style-name="P2"/>
        <text:p text:style-name="P3">文章引用一間顧問公司的講法，</text:p>
        <text:p text:style-name="P2">Bûn-tsiong ín-iōng tsi̍t king kòo-būn kong-si ê kóng-huat, </text:p>
        <text:p text:style-name="P2"/>
        <text:p text:style-name="P2">未來的價數甚至可能形成一个「頁岩帶」，</text:p>
        <text:p text:style-name="P2">bī-lâi ê kè-siàu sīm-tsì khó-lîng hîng-sîng tsi̍t ê “ia̍h-gâm-tài”, </text:p>
        <text:p text:style-name="P2"/>
        <text:p text:style-name="P2">大概是一桶45箍至65箍美金之間。</text:p>
        <text:p text:style-name="P2">tāi-khài sī tsi̍t tháng 45 khoo tsì 65 khoo Bí-kim tsi-kan. </text:p>
        <text:p text:style-name="P2"/>
        <text:p text:style-name="P2">若是價數比這个範圍較低，</text:p>
        <text:p text:style-name="P2">Nā-sī kè-siàu pí tsit ê huān-uî khah kē, </text:p>
        <text:p text:style-name="P2"/>
        <text:p text:style-name="P2">頁岩石油業者會減產；較懸，in會增產。</text:p>
        <text:p text:style-name="P2">ia̍h-gâm tsio̍h-iû gia̍p-tsiá ē kiám-sán; khah kuân, in ē tsing-sán. </text:p>
        <text:p text:style-name="P2"/>
        <text:p text:style-name="P2">若按呢，</text:p>
        <text:p text:style-name="P2">Nā án-ne, </text:p>
        <text:p text:style-name="P2"/>
        <text:p text:style-name="P2">價數就會時常維持佇這个範圍。</text:p>
        <text:p text:style-name="P2">kè-siàu tō ē sî-siông î-tshî tī tsit ê huān-uî. <text:s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也就是講，</text:p>
        <text:p text:style-name="P2">Iā tō sī kóng, </text:p>
        <text:p text:style-name="P2"/>
        <text:p text:style-name="P2">用增產減產來影響世界油價，</text:p>
        <text:p text:style-name="P2">īng tsing-sán kiám-sán lâi íng-hióng sè-kài iû-kè, </text:p>
        <text:p text:style-name="P2"/>
        <text:p text:style-name="P2">這个關鍵角色，</text:p>
        <text:p text:style-name="P2">tsit ê kuan-kiān kak-sik, </text:p>
        <text:p text:style-name="P2"/>
        <text:p text:style-name="P2">一向以來是OPEC咧扮演，</text:p>
        <text:p text:style-name="P2">it-hiòng í-lâi sī OPEC teh pān-ián, </text:p>
        <text:p text:style-name="P2"/>
        <text:p text:style-name="P2">未來可能就是美國的頁岩油公司，</text:p>
        <text:p text:style-name="P2">bī-lâi khó-lîng tō sī Bí-kok ê ia̍h-gâm-iû kong-si, </text:p>
        <text:p text:style-name="P2"/>
        <text:p text:style-name="P2">in不管是產量的提升，</text:p>
        <text:p text:style-name="P2">in put-kuán sī sán-liōng ê thê-sing, </text:p>
        <text:p text:style-name="P2"/>
        <text:p text:style-name="P2">抑是成本的降低，</text:p>
        <text:p text:style-name="P2">ia̍h-sī sîng-pún ê kàng-kē, </text:p>
        <text:p text:style-name="P2"/>
        <text:p text:style-name="P2">攏猶閣真有空間。</text:p>
        <text:p text:style-name="P2">lóng iáu-koh tsin ū khong-kan.</text:p>
        <text:p text:style-name="P2"/>
        <text:p text:style-name="P2"/>
        <text:p text:style-name="P2"/>
        <text:p text:style-name="P2"/>
        <text:p text:style-name="P2"/>
        <text:p text:style-name="P3">文章落尾講，</text:p>
        <text:p text:style-name="P2">Bûn-tsiong lo̍h-bué kóng, </text:p>
        <text:p text:style-name="P2"/>
        <text:p text:style-name="P2">二位數的油價，</text:p>
        <text:p text:style-name="P2">jī-uī-sòo ê iû-kè, </text:p>
        <text:p text:style-name="P2"/>
        <text:p text:style-name="P2">可能會成為「新常態」，</text:p>
        <text:p text:style-name="P2">khó-lîng ē sîng-uî “sin siông-thài”, </text:p>
        <text:p text:style-name="P2"/>
        <text:p text:style-name="P2">除非是爆發重大衝突，</text:p>
        <text:p text:style-name="P2">tû-hui sī po̍k-huat tiōng-tāi tshiong-tu̍t, </text:p>
        <text:p text:style-name="P2"/>
        <text:p text:style-name="P2">使世界上大的一寡油田停止供應，</text:p>
        <text:p text:style-name="P2">sú sè-kài siōng tuā ê tsi̍t-kuá iû-tshân thîng-tsí kiong-ìng, </text:p>
        <text:p text:style-name="P2"/>
        <text:p text:style-name="P2">抑是需求雄雄衝懸。</text:p>
        <text:p text:style-name="P2">ia̍h-sī su-kiû hiông-hiông tshìng kuân. <text:s/></text:p>
        <text:p text:style-name="P2"/>
        <text:p text:style-name="P2">另外一方面，</text:p>
        <text:p text:style-name="P2">Līng-guā tsi̍t hong-bīn, </text:p>
        <text:p text:style-name="P2"/>
        <text:p text:style-name="P2">再生能源佮天然氣也咧降價。</text:p>
        <text:p text:style-name="P2">tsài-sing lîng-guân kah thian-jiân-khì iā teh kàng-kè.</text:p>
        <text:p text:style-name="P2"/>
        <text:p text:style-name="P2">看來，</text:p>
        <text:p text:style-name="P2">Khuànn--lâi, </text:p>
        <text:p text:style-name="P2"/>
        <text:p text:style-name="P2">一个由OPEC主導的時代，</text:p>
        <text:p text:style-name="P2">tsi̍t ê iû OPEC tsú-tō ê sî-tāi, </text:p>
        <text:p text:style-name="P2"/>
        <text:p text:style-name="P2">應該是袂閣轉來矣。</text:p>
        <text:p text:style-name="P2">ing-kai sī bē koh tńg--lâi --ah.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9284" officeooo:paragraph-rsid="000a92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6-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22:20:30.008780769</dc:date>
    <meta:editing-duration>PT2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1029" meta:character-count="3107" meta:non-whitespace-character-count="2741"/>
  </office:meta>
</office:document-meta>
</file>